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paragraph-rsid="00148e4a"/>
    </style:style>
    <style:style style:name="P3" style:family="paragraph" style:parent-style-name="Standard">
      <style:text-properties officeooo:rsid="00140431" officeooo:paragraph-rsid="00140431"/>
    </style:style>
    <style:style style:name="P4" style:family="paragraph" style:parent-style-name="Standard">
      <style:text-properties officeooo:rsid="00140431" officeooo:paragraph-rsid="00148e4a"/>
    </style:style>
    <style:style style:name="P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rsid="00244e3e" officeooo:paragraph-rsid="00148e4a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244e3e" officeooo:paragraph-rsid="00148e4a"/>
    </style:style>
    <style:style style:name="P8" style:family="paragraph" style:parent-style-name="Standard">
      <style:text-properties officeooo:rsid="00244e3e" officeooo:paragraph-rsid="00148e4a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362d" officeooo:paragraph-rsid="00148e4a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4e3e" officeooo:paragraph-rsid="00148e4a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67daf" officeooo:paragraph-rsid="00148e4a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869c1" officeooo:paragraph-rsid="00148e4a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213e9e" officeooo:paragraph-rsid="00148e4a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rsid="00213e9e" officeooo:paragraph-rsid="00148e4a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b362d" officeooo:paragraph-rsid="00148e4a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44e3e" officeooo:paragraph-rsid="00148e4a" style:font-weight-asian="normal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67daf" officeooo:paragraph-rsid="00148e4a" style:font-weight-asian="normal" style:font-weight-complex="normal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59d52" officeooo:paragraph-rsid="00148e4a" style:font-weight-asian="normal" style:font-weight-complex="normal"/>
    </style:style>
    <style:style style:name="P19" style:family="paragraph" style:parent-style-name="Title">
      <style:text-properties officeooo:rsid="00153caa" officeooo:paragraph-rsid="00153caa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4e3e" officeooo:paragraph-rsid="00148e4a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67daf" officeooo:paragraph-rsid="00148e4a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44e3e" officeooo:paragraph-rsid="00148e4a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67daf" officeooo:paragraph-rsid="00148e4a" style:font-weight-asian="normal" style:font-weight-complex="normal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officeooo:rsid="00267daf" officeooo:paragraph-rsid="00148e4a" style:font-style-asian="normal" style:font-weight-asian="normal" style:font-style-complex="normal" style:font-weight-complex="normal"/>
    </style:style>
    <style:style style:name="P25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  <style:text-properties officeooo:paragraph-rsid="00148e4a"/>
    </style:style>
    <style:style style:name="T1" style:family="text">
      <style:text-properties officeooo:rsid="00231189"/>
    </style:style>
    <style:style style:name="T2" style:family="text">
      <style:text-properties officeooo:rsid="00213e9e"/>
    </style:style>
    <style:style style:name="T3" style:family="text">
      <style:text-properties officeooo:rsid="00244e3e"/>
    </style:style>
    <style:style style:name="T4" style:family="text">
      <style:text-properties officeooo:rsid="001da2a5"/>
    </style:style>
    <style:style style:name="T5" style:family="text">
      <style:text-properties officeooo:rsid="001f4ae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7daf" style:font-weight-asian="bold" style:font-weight-complex="bold"/>
    </style:style>
    <style:style style:name="T8" style:family="text">
      <style:text-properties fo:font-weight="bold" officeooo:rsid="002869c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67daf"/>
    </style:style>
    <style:style style:name="T11" style:family="text">
      <style:text-properties fo:font-style="normal" officeooo:rsid="00267daf" style:font-style-asian="normal" style:font-style-complex="normal"/>
    </style:style>
    <style:style style:name="T12" style:family="text">
      <style:text-properties fo:font-style="normal" fo:font-weight="bold" officeooo:rsid="00267daf" style:font-style-asian="normal" style:font-weight-asian="bold" style:font-style-complex="normal" style:font-weight-complex="bold"/>
    </style:style>
    <style:style style:name="T13" style:family="text">
      <style:text-properties officeooo:rsid="002869c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nergy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"><text:a xlink:type="simple" xlink:href="#__RefHeading___Toc759_4023452078" text:style-name="Index_20_Link" text:visited-style-name="Index_20_Link">Measuring Energy<text:tab/>2</text:a></text:p>
        </text:index-body>
      </text:table-of-content>
      <text:p text:style-name="P3"/>
      <text:p text:style-name="P3"/>
      <text:h text:style-name="P26" text:outline-level="1"><text:bookmark-start text:name="__RefHeading___Toc759_4023452078"/>Measuring Energy<text:bookmark-end text:name="__RefHeading___Toc759_4023452078"/></text:h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9"><text:span text:style-name="T1">Potential </text:span>Barriers<text:span text:style-name="T2"> .. I = R + T</text:span></text:p>
          </table:table-cell>
        </table:table-row>
        <table:table-row table:style-name="Table2.1">
          <table:table-cell table:style-name="Table2.A1" office:value-type="string">
            <text:p text:style-name="P6">1</text:p>
          </table:table-cell>
          <table:table-cell table:style-name="Table2.B1" office:value-type="string">
            <text:p text:style-name="P13">x = </text:p>
          </table:table-cell>
        </table:table-row>
        <table:table-row table:style-name="Table2.1">
          <table:table-cell table:style-name="Table2.A1" office:value-type="string">
            <text:p text:style-name="P6">2</text:p>
          </table:table-cell>
          <table:table-cell table:style-name="Table2.B1" office:value-type="string">
            <text:p text:style-name="P13"><text:s/>= { I <text:s text:c="2"/>x &lt; a</text:p>
          </table:table-cell>
        </table:table-row>
        <table:table-row table:style-name="Table2.1">
          <table:table-cell table:style-name="Table2.A1" office:value-type="string">
            <text:p text:style-name="P6">3</text:p>
          </table:table-cell>
          <table:table-cell table:style-name="Table2.B1" office:value-type="string">
            <text:p text:style-name="P13"><text:s/>= { II <text:s/>x = - a .. a</text:p>
          </table:table-cell>
        </table:table-row>
        <table:table-row table:style-name="Table2.1">
          <table:table-cell table:style-name="Table2.A1" office:value-type="string">
            <text:p text:style-name="P6">4</text:p>
          </table:table-cell>
          <table:table-cell table:style-name="Table2.B1" office:value-type="string">
            <text:p text:style-name="P13"><text:s/>= { III x &gt; a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6">5</text:p>
          </table:table-cell>
          <table:table-cell table:style-name="Table2.B1" office:value-type="string">
            <text:p text:style-name="P15">w = w1 + w2 + w3 ...</text:p>
          </table:table-cell>
        </table:table-row>
        <table:table-row table:style-name="Table2.1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>6</text:p>
          </table:table-cell>
          <table:table-cell table:style-name="Table2.B1" office:value-type="string">
            <text:p text:style-name="P13">w1 = A exp (i p x / h-bar) + B exp (-i p x / h-bar)</text:p>
          </table:table-cell>
        </table:table-row>
        <table:table-row table:style-name="Table2.1">
          <table:table-cell table:style-name="Table2.A1" office:value-type="string">
            <text:p text:style-name="P6">7</text:p>
          </table:table-cell>
          <table:table-cell table:style-name="Table2.B1" office:value-type="string">
            <text:p text:style-name="P13">w2 = C s<text:span text:style-name="T3">in</text:span> (p x / h-bar) + D cos (p x / h-bar)</text:p>
          </table:table-cell>
        </table:table-row>
        <table:table-row table:style-name="Table2.1">
          <table:table-cell table:style-name="Table2.A1" office:value-type="string">
            <text:p text:style-name="P6">8</text:p>
          </table:table-cell>
          <table:table-cell table:style-name="Table2.B1" office:value-type="string">
            <text:p text:style-name="P13">w3 = F exp (i p x / h-bar) + G exp (-i p x / h-bar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There is a different wave function { w [n] (x) } for each allowed energy E [n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if E [n] = E [n+1] ..</text:p>
          </table:table-cell>
        </table:table-row>
        <table:table-row table:style-name="Table2.1">
          <table:table-cell table:style-name="Table2.A1" office:value-type="string">
            <text:p text:style-name="P6">9</text:p>
          </table:table-cell>
          <table:table-cell table:style-name="Table2.B1" office:value-type="string">
            <text:p text:style-name="P7">T (t) = <text:span text:style-name="T4">exp (</text:span><text:span text:style-name="T5">-</text:span><text:span text:style-name="T4">i E t / h-bar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10</text:p>
          </table:table-cell>
          <table:table-cell table:style-name="Table2.B1" office:value-type="string">
            <text:p text:style-name="P7">w (x, t) = Sum [n] c [n] w [n] (x) T (t)</text:p>
          </table:table-cell>
        </table:table-row>
        <table:table-row table:style-name="Table2.1">
          <table:table-cell table:style-name="Table2.A1" office:value-type="string">
            <text:p text:style-name="P6">11</text:p>
          </table:table-cell>
          <table:table-cell table:style-name="Table2.B1" office:value-type="string">
            <text:p text:style-name="P7">w (x, 0) = Sum [n] c [n] w [n] (x) T (0)</text:p>
          </table:table-cell>
        </table:table-row>
        <table:table-row table:style-name="Table2.1">
          <table:table-cell table:style-name="Table2.A1" office:value-type="string">
            <text:p text:style-name="P6">12</text:p>
          </table:table-cell>
          <table:table-cell table:style-name="Table2.B1" office:value-type="string">
            <text:p text:style-name="P7">w (x) = Sum [n] c [n] w [n] (x)</text:p>
          </table:table-cell>
        </table:table-row>
        <table:table-row table:style-name="Table2.1">
          <table:table-cell table:style-name="Table2.A1" office:value-type="string">
            <text:p text:style-name="P6">13</text:p>
          </table:table-cell>
          <table:table-cell table:style-name="Table2.B1" office:value-type="string">
            <text:p text:style-name="P7">w (x) = c1 w1 (x) + c2 w2 (x) + c3 w3 (x) + ... c [n] w [n] (x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If E [n] != E [n+1] ...</text:p>
          </table:table-cell>
        </table:table-row>
        <table:table-row table:style-name="Table2.1">
          <table:table-cell table:style-name="Table2.A1" office:value-type="string">
            <text:p text:style-name="P6">14</text:p>
          </table:table-cell>
          <table:table-cell table:style-name="Table2.B1" office:value-type="string">
            <text:p text:style-name="P7">T [n] (t) = <text:span text:style-name="T4">exp (</text:span><text:span text:style-name="T5">-</text:span><text:span text:style-name="T4">i E</text:span> [n]<text:span text:style-name="T4"> t / h-bar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15</text:p>
          </table:table-cell>
          <table:table-cell table:style-name="Table2.B1" office:value-type="string">
            <text:p text:style-name="P7">w (x, t) = Sum [n] c [n] w [n] (x) T [n] (t)</text:p>
          </table:table-cell>
        </table:table-row>
        <table:table-row table:style-name="Table2.1">
          <table:table-cell table:style-name="Table2.A1" office:value-type="string">
            <text:p text:style-name="P6">16</text:p>
          </table:table-cell>
          <table:table-cell table:style-name="Table2.B1" office:value-type="string">
            <text:p text:style-name="P7"><text:s/>= Sum [n] c [n] <text:s/>w [n] (x) <text:span text:style-name="T4">exp (</text:span><text:span text:style-name="T5">-</text:span><text:span text:style-name="T4">i E</text:span> [n]<text:span text:style-name="T4"> t / h-bar)</text:span></text:p>
          </table:table-cell>
        </table:table-row>
        <table:table-row table:style-name="Table2.1">
          <table:table-cell table:style-name="Table2.A1" office:value-type="string">
            <text:p text:style-name="P6">17</text:p>
          </table:table-cell>
          <table:table-cell table:style-name="Table2.B1" office:value-type="string">
            <text:p text:style-name="P7"><text:s/>= Sum [n] c [n] <text:s/>(n) w [n] (x) <text:span text:style-name="T4">exp (</text:span><text:span text:style-name="T5">-</text:span><text:span text:style-name="T4">i E</text:span> [n]<text:span text:style-name="T4"> t / h-bar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Assume that (n = 2) .. </text:p>
          </table:table-cell>
        </table:table-row>
        <table:table-row table:style-name="Table2.1">
          <table:table-cell table:style-name="Table2.A1" office:value-type="string">
            <text:p text:style-name="P6">18</text:p>
          </table:table-cell>
          <table:table-cell table:style-name="Table2.B1" office:value-type="string">
            <text:p text:style-name="P7"><text:s/>= c1 c2 (2) w1 w2 <text:span text:style-name="T4">exp (</text:span><text:span text:style-name="T5">-</text:span><text:span text:style-name="T4">i E</text:span>1 <text:span text:style-name="T4">t / h-bar)</text:span> <text:span text:style-name="T4">exp (</text:span><text:span text:style-name="T5">-</text:span><text:span text:style-name="T4">i E</text:span>2 <text:span text:style-name="T4">t / h-bar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19</text:p>
          </table:table-cell>
          <table:table-cell table:style-name="Table2.B1" office:value-type="string">
            <text:p text:style-name="P7"><text:s/>= c1 c2 (2) w1 w2 <text:span text:style-name="T4">exp (</text:span><text:span text:style-name="T5">-</text:span><text:span text:style-name="T4">i </text:span>(<text:span text:style-name="T4">E</text:span>1 - E2) <text:span text:style-name="T4">t / h-bar)</text:span> </text:p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0</text:p>
          </table:table-cell>
          <table:table-cell table:style-name="Table2.B1" office:value-type="string">
            <text:p text:style-name="P7">| c [n] |^2 .. is the probability that the measurement will return an energy E [n].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1</text:p>
          </table:table-cell>
          <table:table-cell table:style-name="Table2.B1" office:value-type="string">
            <text:p text:style-name="P7">Sum [n] | c [n] |^2 = 1</text:p>
          </table:table-cell>
        </table:table-row>
        <table:table-row table:style-name="Table2.1">
          <table:table-cell table:style-name="Table2.A1" office:value-type="string">
            <text:p text:style-name="P6">22</text:p>
          </table:table-cell>
          <table:table-cell table:style-name="Table2.B1" office:value-type="string">
            <text:p text:style-name="P7"><text:span text:style-name="T6">&lt;H&gt;</text:span> = Sum [n] | c [n] |^2 <text:span text:style-name="T6">E [n]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Solve for c [n] .. 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f (x) .. sum of all wave equations c [n] w [n] (x)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c [n] .. the constant for each wave equation w [n] (x)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w [n] (x) .. a wave equation for a particular region in the potential (V)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w* [m] (x) .. the complex conjugate of the wave equation for a particular region in the potential (V)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N .. the normalized value of the wave equation w (x)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3</text:p>
          </table:table-cell>
          <table:table-cell table:style-name="Table2.B1" office:value-type="string">
            <text:p text:style-name="P7">f (x) = Sum [n] c [n] <text:s/>w [n] (x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4</text:p>
          </table:table-cell>
          <table:table-cell table:style-name="Table2.B1" office:value-type="string">
            <text:p text:style-name="P7">Integrate [x] w* [m] (x) f (x)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5</text:p>
          </table:table-cell>
          <table:table-cell table:style-name="Table2.B1" office:value-type="string">
            <text:p text:style-name="P7"><text:s/>= Integrate [x] w* [m] (x) <text:span text:style-name="T6">Sum [n] c [n] <text:s/>w [n] (x)</text:span><text:span text:style-name="T9"> dx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6</text:p>
          </table:table-cell>
          <table:table-cell table:style-name="Table2.B1" office:value-type="string">
            <text:p text:style-name="P7"><text:s/>= <text:span text:style-name="T6">Sum [n] c [n] </text:span>Integrate [x] w* [m] (x) <text:span text:style-name="T6">w [n] (x)</text:span><text:span text:style-name="T9"> dx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7</text:p>
          </table:table-cell>
          <table:table-cell table:style-name="Table2.B1" office:value-type="string">
            <text:p text:style-name="P7"><text:s/>= <text:span text:style-name="T9">Sum [n] c [n] </text:span><text:span text:style-name="T6">δ [m, n]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8</text:p>
          </table:table-cell>
          <table:table-cell table:style-name="Table2.B1" office:value-type="string">
            <text:p text:style-name="P7"><text:s/>= <text:span text:style-name="T9">c [m]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=== Example ===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Total wave equation w (x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f (x) = x (a - x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>N = sqr (30 / a^2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Standing Wave w [n] (x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>w [n] (x) = sin (n PI x / a)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>cN = sqr (2 / a)</text:p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Using lines 23 .. 28</text:p>
          </table:table-cell>
        </table:table-row>
        <table:table-row table:style-name="Table2.1">
          <table:table-cell table:style-name="Table2.A1" office:value-type="string">
            <text:p text:style-name="P6">23</text:p>
          </table:table-cell>
          <table:table-cell table:style-name="Table2.B1" office:value-type="string">
            <text:p text:style-name="P7">f (x) = Sum [n] c [n] w [n] (x)</text:p>
          </table:table-cell>
        </table:table-row>
        <table:table-row table:style-name="Table2.1">
          <table:table-cell table:style-name="Table2.A1" office:value-type="string">
            <text:p text:style-name="P6">30</text:p>
          </table:table-cell>
          <table:table-cell table:style-name="Table2.B1" office:value-type="string">
            <text:p text:style-name="P7"><text:span text:style-name="T6">x (a - x)</text:span> <text:s/>= Sum [n] <text:span text:style-name="T6">sqr (2 / a) <text:s/>sin (n PI x / 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24</text:p>
          </table:table-cell>
          <table:table-cell table:style-name="Table2.B1" office:value-type="string">
            <text:p text:style-name="P7">Integrate [x] w* [m] (x) f (x) dx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31</text:p>
          </table:table-cell>
          <table:table-cell table:style-name="Table2.B1" office:value-type="string">
            <text:p text:style-name="P7"><text:s/>= Integrate [x] <text:span text:style-name="T6">N</text:span> ( <text:span text:style-name="T6">x (a - x) </text:span>) <text:s/><text:span text:style-name="T6">cN <text:s/>sin (n PI x / a) </text:span><text:span text:style-name="T9"><text:s/></text:span>dx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32</text:p>
          </table:table-cell>
          <table:table-cell table:style-name="Table2.B1" office:value-type="string">
            <text:p text:style-name="P7"><text:s/>= <text:span text:style-name="T6">cN N</text:span> Integrate [x] ( <text:span text:style-name="T6">x (a - x) </text:span>) <text:s/><text:span text:style-name="T6">sin (n PI x / a) </text:span><text:span text:style-name="T9"><text:s/></text:span>dx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33</text:p>
          </table:table-cell>
          <table:table-cell table:style-name="Table2.B1" office:value-type="string">
            <text:p text:style-name="P16"><text:s/>= <text:span text:style-name="T6">sqr (2 / a) sqr (30 / a^5)</text:span> <text:s/>...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6">34</text:p>
          </table:table-cell>
          <table:table-cell table:style-name="Table2.B1" office:value-type="string">
            <text:p text:style-name="P16"><text:s/>= sqr (60 / a^5) ...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6">35</text:p>
          </table:table-cell>
          <table:table-cell table:style-name="Table2.B1" office:value-type="string">
            <text:p text:style-name="P16"><text:s/>= <text:span text:style-name="T6">2 sqr (15) / a^3</text:span> <text:s/>...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6">36</text:p>
          </table:table-cell>
          <table:table-cell table:style-name="Table2.B1" office:value-type="string">
            <text:p text:style-name="P7"><text:s/>= <text:span text:style-name="T6">C</text:span> | Integrate [x] <text:span text:style-name="T9">( x (a - x) ) <text:s/>sin (n PI x / a) <text:s/>dx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6">37</text:p>
          </table:table-cell>
          <table:table-cell table:style-name="Table2.B1" office:value-type="string">
            <text:p text:style-name="P16"><text:s/>= C | Integrate [x] <text:span text:style-name="T6">(ax - x^2)</text:span> sin (n PI x / a) )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6">38</text:p>
          </table:table-cell>
          <table:table-cell table:style-name="Table2.B1" office:value-type="string">
            <text:p text:style-name="P16"><text:s/>= C | Integrate [x] <text:span text:style-name="T6">(ax)</text:span> <text:s/>sin (n PI x / a) <text:s/>dx</text:p>
            <text:p text:style-name="P16"><text:s text:c="9"/><text:span text:style-name="T6"><text:s/>- </text:span>Integrate [x] (<text:span text:style-name="T6">x^2) </text:span><text:s/>sin (n PI x / a)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Recall .. trigonometry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sin (0) = 0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sin (PI) = 0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cos (0) = 1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cos (PI) = -1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>Using Integration by Parts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>f g' = f g - Integrate f' g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c = n PI / a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Integrate [x = 0 .. a] (a<text:span text:style-name="T10"> </text:span>x) <text:s/>sin (<text:span text:style-name="T10">c</text:span> x) <text:s/>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[d/dx] f = [ x, 1, 0 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Int g' = [ sin (cx), - cos (cx) / c, - sin (cx)/c^2 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- <text:span text:style-name="T10">a</text:span> x cos (<text:span text:style-name="T10">cx</text:span>)<text:span text:style-name="T10"> / c - Integrate (x) (-1) cos (cx) / c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a x cos (cx) / c + Integrate (x) <text:s/>cos (cx) / c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a x cos (cx) / c + sin (cx) / c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sin (cx) / c^2 <text:s text:c="2"/>- <text:s text:c="2"/>a x cos (cx) / c 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pan text:style-name="T10"><text:s/>= sin (cx) / c^2 <text:s text:c="2"/>- <text:s text:c="2"/>a x cos (cx) / c </text:span><text:span text:style-name="T6">| [x]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pan text:style-name="T10"><text:s/>= sin (c</text:span><text:span text:style-name="T7">a</text:span><text:span text:style-name="T10">) / c^2 <text:s text:c="2"/>- <text:s text:c="2"/>a a cos (c</text:span><text:span text:style-name="T7">a</text:span><text:span text:style-name="T10">) / c </text:span></text:p>
            <text:p text:style-name="P17"><text:span text:style-name="T6"><text:s/>- </text:span><text:s/>sin (c<text:span text:style-name="T6">0</text:span>) / c^2 <text:s text:c="2"/>- <text:s text:c="2"/>a <text:span text:style-name="T6">0</text:span> cos (c<text:span text:style-name="T6">0</text:span>) / c 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pan text:style-name="T10"><text:s/>= </text:span><text:span text:style-name="T7">0</text:span><text:span text:style-name="T10"> <text:s text:c="2"/>- <text:s text:c="2"/>a a cos (ca) / c </text:span></text:p>
            <text:p text:style-name="P17"><text:span text:style-name="T6"><text:s/>- </text:span><text:s/><text:span text:style-name="T6">0</text:span> <text:s text:c="2"/>- <text:s text:c="2"/><text:span text:style-name="T6">0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a^2 cos (a c) / c 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pan text:style-name="T10"><text:s/>= - a^2 </text:span><text:span text:style-name="T7">c^2</text:span><text:span text:style-name="T10"> cos (a c) / c <text:s/></text:span><text:span text:style-name="T7">c^2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pan text:style-name="T10"><text:s/>= - a^2 </text:span><text:span text:style-name="T7">c^2</text:span><text:span text:style-name="T10"> cos (a c) / </text:span><text:span text:style-name="T7">c^3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>Integrate [x = 0 .. a] (x^2) <text:s/>sin (<text:span text:style-name="T10">c</text:span> x<text:span text:style-name="T10">)</text:span> dx<text:span text:style-name="T10"> 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[d/dx] f = [ x^2, 2x, 2, 0 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Int g' = [ sin (cx), - cos (cx) / c, - sin (cx)/c^2, <text:s/>cos (cx)/c^3 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x^2 cos (cx) / c - Integrate 2x cos (cx) / c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.. - Integrate 2x cos (cx) / c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.. -2/c | Integrate x cos (cx)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.. -2/c | - x sin (cx) / c - Integrate (-1) sin (cx) / c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.. -2/c | - x sin (cx) / c <text:span text:style-name="T6">+</text:span> Integrate <text:s/>sin (cx) / c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.. -2/c | - x sin (cx) / c <text:span text:style-name="T6">- cos (cx) / c^2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x^2 cos (cx) / c <text:s/>-2 / c | - x sin (cx) / c - cos (cx) / c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x^2 cos (cx) / c <text:span text:style-name="T6">+ 2x</text:span> sin (cx) / c^2 <text:span text:style-name="T6">+ 2</text:span> cos (cx) / c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x^2 cos (cx) / c +<text:span text:style-name="T6"> 2 cos (cx) / c^3</text:span> + 2x sin (cx) / c^2 </text:p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x^2 cos (cx) / c +<text:span text:style-name="T6"> 2 cos (cx) / c^3</text:span> + 2x sin (cx) / c^2 <text:s/><text:span text:style-name="T6">| [x]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<text:span text:style-name="T6">a</text:span>^2 cos (c<text:span text:style-name="T6">a</text:span>) / c + 2 cos (c<text:span text:style-name="T6">a</text:span>) / c^3 + 2<text:span text:style-name="T6">a</text:span> sin (c<text:span text:style-name="T6">a</text:span>) / c^2</text:p>
            <text:p text:style-name="P17"><text:s text:c="4"/>+ <text:span text:style-name="T6">0</text:span>^2 cos (c<text:span text:style-name="T6">0</text:span>) / c 1 2 cos (c<text:span text:style-name="T6">0</text:span>) / c^3 - 2 <text:span text:style-name="T6">0</text:span> sin (c<text:span text:style-name="T6">0</text:span>) / c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<text:span text:style-name="T6">a</text:span>^2 cos (c<text:span text:style-name="T6">a</text:span>) / c + 2 cos (c<text:span text:style-name="T6">a</text:span>) / c^3 + 0</text:p>
            <text:p text:style-name="P17"><text:s text:c="4"/>+ <text:span text:style-name="T6">0</text:span> - 2 cos (c<text:span text:style-name="T6">0</text:span>) / c^3 - <text:span text:style-name="T6">0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<text:span text:style-name="T6">a</text:span>^2 cos (c<text:span text:style-name="T6">a</text:span>) / c + 2 cos (c<text:span text:style-name="T6">a</text:span>) / c^3 - 2 cos (c<text:span text:style-name="T6">0</text:span>) / c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a^2 <text:span text:style-name="T6">c^2</text:span> cos (ca) / c <text:span text:style-name="T6">c^2</text:span> + 2 cos (ca) / c^3 - 2 cos (c0) / c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><text:s/>= - a^2 <text:span text:style-name="T6">c^2</text:span> cos (ca) / <text:span text:style-name="T6">c^3</text:span> + 2 cos (ca) / c^3 - 2 cos (c0) / c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><text:s/>=====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C | Integrate [x] <text:span text:style-name="T6">(ax)</text:span> <text:s/>sin (<text:span text:style-name="T10">c </text:span>x) <text:s/>dx</text:p>
            <text:p text:style-name="P16"><text:s text:c="9"/><text:span text:style-name="T6"><text:s/>- </text:span>Integrate [x] (<text:span text:style-name="T6">x^2) </text:span><text:s/>sin (<text:span text:style-name="T10">c x</text:span>) dx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0">C | [ </text:span><text:span text:style-name="T7">- a^2 c^2 cos (a c) / c^3</text:span><text:span text:style-name="T10">]</text:span></text:p>
            <text:p text:style-name="P16"><text:span text:style-name="T10">- [ </text:span><text:span text:style-name="T11">- a^2 </text:span><text:span text:style-name="T12">c^2</text:span><text:span text:style-name="T11"> cos (ca) / </text:span><text:span text:style-name="T12">c^3</text:span><text:span text:style-name="T11"> + 2 cos (ca) / c^3 - 2 cos (c0) / c^3 ]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0">C /</text:span><text:span text:style-name="T7"> c^3</text:span><text:span text:style-name="T10"> | [ - a^2 c^2 cos (a c) ]</text:span></text:p>
            <text:p text:style-name="P24"><text:s text:c="6"/>- [ - a^2 c^2 cos (ca) + 2 cos (ca) - 2 cos (c0) 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0">C / c^3 | <text:s/>- a^2 c^2 cos (a c) </text:span></text:p>
            <text:p text:style-name="P24"><text:s text:c="5"/>+ a^2 c^2 cos (ca) - 2 cos (ca) + 2 cos (c0) 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= <text:span text:style-name="T10">C / c^3 | <text:s/>- a^2 c^2 cos (a c) </text:span><text:span text:style-name="T12">+ a^2 c^2 cos (ca) </text:span></text:p>
            <text:p text:style-name="P24"><text:s text:c="19"/>- 2 cos (ca) + 2 cos (c0) 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= <text:span text:style-name="T10">C / c^3 | <text:s/>- </text:span><text:span text:style-name="T11">2 cos (ca) + 2 cos (c0) 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7">2</text:span><text:span text:style-name="T10"> C / </text:span><text:span text:style-name="T7">c^3</text:span><text:span text:style-name="T10"> | </text:span><text:span text:style-name="T11"><text:s/>- cos (ca) + cos (c0) 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7">2</text:span><text:span text:style-name="T10"> C / </text:span><text:span text:style-name="T7">c^3</text:span><text:span text:style-name="T10"> | </text:span><text:span text:style-name="T11"><text:s/>cos (c0) - cos (ca)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1"><text:s/>=====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0">2 </text:span><text:span text:style-name="T8">[</text:span><text:span text:style-name="T7">C</text:span><text:span text:style-name="T8">]</text:span><text:span text:style-name="T10"> / c^3 | </text:span><text:span text:style-name="T11"><text:s/>cos (c0) - cos (c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0">2 </text:span><text:span text:style-name="T8">[</text:span><text:span text:style-name="T6">2 sqr (15) / a^3</text:span><text:span text:style-name="T8">]</text:span><text:span text:style-name="T10"> / c^3 | </text:span><text:span text:style-name="T11"><text:s/>cos (c0) - cos (c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3">4 </text:span>sqr (15)<text:span text:style-name="T13"> [ 1</text:span> / a^3<text:span text:style-name="T13">]</text:span><text:span text:style-name="T10"> / </text:span><text:span text:style-name="T7">c^3</text:span><text:span text:style-name="T10"> | </text:span><text:span text:style-name="T11"><text:s/>cos (c0) - cos (c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3">4</text:span> sqr (15) <text:span text:style-name="T13">[ 1 </text:span>/ a^3<text:span text:style-name="T13">]</text:span><text:span text:style-name="T10"> /</text:span><text:span text:style-name="T8"> [n PI / a]^3</text:span><text:span text:style-name="T10"> | </text:span><text:span text:style-name="T11"><text:s/>cos (c0) - cos (c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3">4</text:span> sqr (15)<text:span text:style-name="T13"> [ 1</text:span> / a^3<text:span text:style-name="T13">]</text:span><text:span text:style-name="T10"> </text:span><text:span text:style-name="T8"><text:s/>[a / n PI]^3</text:span><text:span text:style-name="T10"> | </text:span><text:span text:style-name="T11"><text:s/>cos (c0) - cos (c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3">4</text:span> sqr (15) <text:span text:style-name="T13">[ </text:span><text:span text:style-name="T8">a^3 </text:span>/ a^3<text:span text:style-name="T13">] <text:s/>[1 / </text:span><text:span text:style-name="T8">n PI ]^3</text:span><text:span text:style-name="T10"> | </text:span><text:span text:style-name="T11"><text:s/>cos (c0) - cos (c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><text:s/>= <text:span text:style-name="T13">4</text:span> sqr (15) / <text:span text:style-name="T13">[</text:span><text:span text:style-name="T8">n PI]^3 </text:span><text:span text:style-name="T10"><text:s/>| </text:span><text:span text:style-name="T11"><text:s/>cos (c0) - cos (ca)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2"><text:s/>=====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8"><text:span text:style-name="T8">c [n] </text:span>= 4 sqr (15) / (n PI)^3 [ cos (0) - cos (n PI) 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2">c [n] = 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8"><text:s/>= {0 .. n is even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8"><text:s/>= { 8 sqr (15) / (n PI)^3 .. n is odd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9-21T10:34:43.893093578</dc:date>
    <meta:editing-duration>PT6M58S</meta:editing-duration>
    <meta:editing-cycles>8</meta:editing-cycles>
    <meta:generator>LibreOffice/7.5.9.2$Linux_X86_64 LibreOffice_project/50$Build-2</meta:generator>
    <meta:document-statistic meta:table-count="1" meta:image-count="0" meta:object-count="0" meta:page-count="7" meta:paragraph-count="173" meta:word-count="1544" meta:character-count="5246" meta:non-whitespace-character-count="3657"/>
  </office:meta>
</office:document-meta>
</file>